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3.023cm" fo:min-width="5.755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2.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377cm" fo:min-width="0cm" fo:padding-top="0.142cm" fo:padding-bottom="0.142cm" fo:padding-left="0.267cm" fo:padding-right="0.267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45cm" svg:height="4.627cm" svg:x="5.791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064cm" svg:y1="11.274cm" svg:x2="15.605cm" svg:y2="11.274cm">
          <text:p/>
        </draw:line>
        <draw:line draw:style-name="gr2" draw:text-style-name="P2" draw:layer="layout" svg:x1="10.153cm" svg:y1="8.34cm" svg:x2="10.153cm" svg:y2="14.208cm">
          <text:p/>
        </draw:line>
        <draw:frame draw:style-name="gr3" draw:text-style-name="P3" draw:layer="layout" svg:width="0.242cm" svg:height="0.962cm" svg:x="9.72cm" svg:y="8.13cm">
          <draw:text-box>
            <text:p>z</text:p>
          </draw:text-box>
        </draw:frame>
        <draw:frame draw:style-name="gr3" draw:text-style-name="P3" draw:layer="layout" svg:width="0.242cm" svg:height="0.962cm" svg:x="5.185cm" svg:y="10.306cm">
          <draw:text-box>
            <text:p>x</text:p>
          </draw:text-box>
        </draw:frame>
        <draw:custom-shape draw:style-name="gr4" draw:text-style-name="P1" draw:layer="layout" svg:width="4.12cm" svg:height="0.225cm" svg:x="10.395cm" svg:y="11.3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0.606cm" svg:height="0.962cm" svg:x="12.091cm" svg:y="11.387cm">
          <draw:text-box>
            <text:p>a</text:p>
          </draw:text-box>
        </draw:frame>
        <draw:custom-shape draw:style-name="gr5" draw:text-style-name="P1" draw:layer="layout" svg:width="0.364cm" svg:height="2.031cm" svg:x="10.395cm" svg:y="9.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0.485cm" svg:height="0.962cm" svg:x="10.637cm" svg:y="9.807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4:22:50.694408794</meta:creation-date>
    <dc:date>2020-04-25T20:24:16.187816789</dc:date>
    <meta:editing-duration>PT6M27S</meta:editing-duration>
    <meta:editing-cycles>2</meta:editing-cycles>
    <meta:generator>LibreOffice/6.0.7.3$Linux_X86_64 LibreOffice_project/00m0$Build-3</meta:generator>
    <meta:document-statistic meta:object-count="9"/>
  </office:meta>
</office:document-meta>
</file>